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normal" officeooo:rsid="006132e0" officeooo:paragraph-rsid="0005608c" style:font-weight-asian="normal" style:font-weight-complex="normal"/>
    </style:style>
    <style:style style:name="P2" style:family="paragraph" style:parent-style-name="Standard">
      <style:text-properties fo:font-weight="normal" officeooo:rsid="004ffdc4" officeooo:paragraph-rsid="0005608c" style:font-weight-asian="normal" style:font-weight-complex="normal"/>
    </style:style>
    <style:style style:name="P3" style:family="paragraph" style:parent-style-name="Standard">
      <style:text-properties fo:color="#c9211e" loext:opacity="100%" fo:font-weight="bold" officeooo:rsid="00596e5e" officeooo:paragraph-rsid="0005608c" style:font-weight-asian="bold" style:font-weight-complex="bold"/>
    </style:style>
    <style:style style:name="P4" style:family="paragraph" style:parent-style-name="Standard">
      <style:text-properties officeooo:paragraph-rsid="0005608c"/>
    </style:style>
    <style:style style:name="P5" style:family="paragraph" style:parent-style-name="Standard">
      <style:text-properties fo:font-weight="normal" officeooo:rsid="006132e0" officeooo:paragraph-rsid="0005608c" style:font-weight-asian="normal" style:font-weight-complex="normal"/>
    </style:style>
    <style:style style:name="P6" style:family="paragraph" style:parent-style-name="Standard">
      <style:text-properties fo:font-weight="normal" officeooo:rsid="006132e0" officeooo:paragraph-rsid="000c7383" style:font-weight-asian="normal" style:font-weight-complex="normal"/>
    </style:style>
    <style:style style:name="P7" style:family="paragraph" style:parent-style-name="Standard">
      <style:text-properties fo:font-weight="normal" officeooo:rsid="000c7383" officeooo:paragraph-rsid="000c7383" style:font-weight-asian="normal" style:font-weight-complex="normal"/>
    </style:style>
    <style:style style:name="P8" style:family="paragraph" style:parent-style-name="Standard">
      <style:text-properties fo:font-weight="normal" officeooo:rsid="00142d6d" officeooo:paragraph-rsid="00142d6d" style:font-weight-asian="normal" style:font-weight-complex="normal"/>
    </style:style>
    <style:style style:name="P9" style:family="paragraph" style:parent-style-name="Standard">
      <style:text-properties fo:font-weight="normal" officeooo:rsid="00159e27" officeooo:paragraph-rsid="00159e27" style:font-weight-asian="normal" style:font-weight-complex="normal"/>
    </style:style>
    <style:style style:name="P10" style:family="paragraph" style:parent-style-name="Standard">
      <style:text-properties fo:font-weight="normal" officeooo:rsid="001942a3" officeooo:paragraph-rsid="001942a3" style:font-weight-asian="normal" style:font-weight-complex="normal"/>
    </style:style>
    <style:style style:name="P11" style:family="paragraph" style:parent-style-name="Standard">
      <style:text-properties fo:font-weight="normal" officeooo:rsid="001942a3" officeooo:paragraph-rsid="001a8825" style:font-weight-asian="normal" style:font-weight-complex="normal"/>
    </style:style>
    <style:style style:name="P12" style:family="paragraph" style:parent-style-name="Standard">
      <style:text-properties officeooo:paragraph-rsid="0005608c"/>
    </style:style>
    <style:style style:name="P13" style:family="paragraph" style:parent-style-name="Standard">
      <style:text-properties fo:font-weight="bold" officeooo:rsid="00142d6d" officeooo:paragraph-rsid="00142d6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05608c" style:font-size-asian="14pt" style:font-size-complex="14pt"/>
    </style:style>
    <style:style style:name="T3" style:family="text">
      <style:text-properties fo:font-size="14pt" fo:font-weight="normal" officeooo:rsid="006132e0" style:font-size-asian="14pt" style:font-weight-asian="normal" style:font-size-complex="14pt" style:font-weight-complex="normal"/>
    </style:style>
    <style:style style:name="T4" style:family="text">
      <style:text-properties fo:color="#00a933" loext:opacity="100%" fo:font-size="14pt" officeooo:rsid="00639af2" style:font-size-asian="14pt" style:font-size-complex="14pt"/>
    </style:style>
    <style:style style:name="T5" style:family="text">
      <style:text-properties fo:color="#ff0000" loext:opacity="100%" fo:font-size="14pt" officeooo:rsid="00639af2" style:font-size-asian="14pt" style:font-size-complex="14pt"/>
    </style:style>
    <style:style style:name="T6" style:family="text">
      <style:text-properties fo:color="#ff0000" loext:opacity="100%" fo:font-size="14pt" officeooo:rsid="00655225" style:font-size-asian="14pt" style:font-size-complex="14pt"/>
    </style:style>
    <style:style style:name="T7" style:family="text">
      <style:text-properties fo:color="#ff0000" loext:opacity="100%" fo:font-size="14pt" officeooo:rsid="00628dfe" style:font-size-asian="14pt" style:font-size-complex="14pt"/>
    </style:style>
    <style:style style:name="T8" style:family="text">
      <style:text-properties fo:color="#ff0000" loext:opacity="100%" fo:font-size="14pt" fo:font-weight="normal" officeooo:rsid="00637ff1" style:font-size-asian="14pt" style:font-weight-asian="normal" style:font-size-complex="14pt" style:font-weight-complex="normal"/>
    </style:style>
    <style:style style:name="T9" style:family="text">
      <style:text-properties fo:color="#ff8000" loext:opacity="100%" fo:font-size="14pt" style:font-size-asian="14pt" style:font-size-complex="14pt"/>
    </style:style>
    <style:style style:name="T10" style:family="text">
      <style:text-properties fo:color="#000000" loext:opacity="100%" fo:font-size="14pt" style:font-size-asian="14pt" style:font-size-complex="14pt"/>
    </style:style>
    <style:style style:name="T11" style:family="text">
      <style:text-properties fo:color="#000000" loext:opacity="100%" fo:font-size="14pt" officeooo:rsid="00655225" style:font-size-asian="14pt" style:font-size-complex="14pt"/>
    </style:style>
    <style:style style:name="T12" style:family="text">
      <style:text-properties fo:color="#000000" loext:opacity="100%" fo:font-size="14pt" officeooo:rsid="00079d3b" style:font-size-asian="14pt" style:font-size-complex="14pt"/>
    </style:style>
    <style:style style:name="T13" style:family="text">
      <style:text-properties fo:color="#000000" loext:opacity="100%" fo:font-size="14pt" officeooo:rsid="0007fe71" style:font-size-asian="14pt" style:font-size-complex="14pt"/>
    </style:style>
    <style:style style:name="T14" style:family="text">
      <style:text-properties fo:color="#000000" loext:opacity="100%" fo:font-size="14pt" officeooo:rsid="00087331" style:font-size-asian="14pt" style:font-size-complex="14pt"/>
    </style:style>
    <style:style style:name="T15" style:family="text">
      <style:text-properties fo:color="#000000" loext:opacity="100%" fo:font-size="14pt" officeooo:rsid="00628dfe" style:font-size-asian="14pt" style:font-size-complex="14pt"/>
    </style:style>
    <style:style style:name="T16" style:family="text">
      <style:text-properties fo:color="#000000" loext:opacity="100%" fo:font-size="14pt" officeooo:rsid="000a63ab" style:font-size-asian="14pt" style:font-size-complex="14pt"/>
    </style:style>
    <style:style style:name="T17" style:family="text">
      <style:text-properties fo:color="#000000" loext:opacity="100%" fo:font-size="14pt" officeooo:rsid="00639af2" style:font-size-asian="14pt" style:font-size-complex="14pt"/>
    </style:style>
    <style:style style:name="T18" style:family="text">
      <style:text-properties fo:color="#000000" loext:opacity="100%" fo:font-size="14pt" officeooo:rsid="000bed25" style:font-size-asian="14pt" style:font-size-complex="14pt"/>
    </style:style>
    <style:style style:name="T19" style:family="text">
      <style:text-properties fo:color="#000000" loext:opacity="100%" fo:font-size="14pt" officeooo:rsid="000bf275" style:font-size-asian="14pt" style:font-size-complex="14pt"/>
    </style:style>
    <style:style style:name="T20" style:family="text">
      <style:text-properties fo:color="#000000" loext:opacity="100%" fo:font-size="14pt" officeooo:rsid="000c7383" style:font-size-asian="14pt" style:font-size-complex="14pt"/>
    </style:style>
    <style:style style:name="T21" style:family="text">
      <style:text-properties fo:color="#000000" loext:opacity="100%" fo:font-size="14pt" officeooo:rsid="000cb430" style:font-size-asian="14pt" style:font-size-complex="14pt"/>
    </style:style>
    <style:style style:name="T22" style:family="text">
      <style:text-properties fo:color="#000000" loext:opacity="100%" fo:font-size="14pt" officeooo:rsid="000d670d" style:font-size-asian="14pt" style:font-size-complex="14pt"/>
    </style:style>
    <style:style style:name="T23" style:family="text">
      <style:text-properties fo:color="#000000" loext:opacity="100%" fo:font-size="14pt" officeooo:rsid="000eb30e" style:font-size-asian="14pt" style:font-size-complex="14pt"/>
    </style:style>
    <style:style style:name="T24" style:family="text">
      <style:text-properties fo:color="#000000" loext:opacity="100%" fo:font-size="14pt" officeooo:rsid="0011c682" style:font-size-asian="14pt" style:font-size-complex="14pt"/>
    </style:style>
    <style:style style:name="T25" style:family="text">
      <style:text-properties fo:color="#000000" loext:opacity="100%" fo:font-size="14pt" officeooo:rsid="0012c74b" style:font-size-asian="14pt" style:font-size-complex="14pt"/>
    </style:style>
    <style:style style:name="T26" style:family="text">
      <style:text-properties fo:color="#000000" loext:opacity="100%" fo:font-size="14pt" officeooo:rsid="00177d92" style:font-size-asian="14pt" style:font-size-complex="14pt"/>
    </style:style>
    <style:style style:name="T27" style:family="text">
      <style:text-properties fo:color="#000000" loext:opacity="100%" fo:font-size="14pt" officeooo:rsid="001a8825" style:font-size-asian="14pt" style:font-size-complex="14pt"/>
    </style:style>
    <style:style style:name="T28" style:family="text">
      <style:text-properties fo:color="#000000" loext:opacity="100%" fo:font-size="14pt" fo:font-weight="normal" officeooo:rsid="00637ff1" style:font-size-asian="14pt" style:font-weight-asian="normal" style:font-size-complex="14pt" style:font-weight-complex="normal"/>
    </style:style>
    <style:style style:name="T29" style:family="text">
      <style:text-properties fo:color="#000000" loext:opacity="100%" fo:font-size="14pt" fo:font-weight="normal" officeooo:rsid="00108dbc" style:font-size-asian="14pt" style:font-weight-asian="normal" style:font-size-complex="14pt" style:font-weight-complex="normal"/>
    </style:style>
    <style:style style:name="T30" style:family="text">
      <style:text-properties fo:color="#000000" loext:opacity="100%"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OPDRACHT VOOR WOENSDAG 04-09-2024, is onze robot complex? </text:span><text:span text:style-name="T2">W</text:span><text:span text:style-name="T1">aarom wel en waarom niet?</text:span></text:p>
      <text:p text:style-name="P2"><text:span text:style-name="T1"/></text:p>
      <text:p text:style-name="P1"><text:span text:style-name="T1">Modularity: </text:span><text:span text:style-name="T6">hierärchisch</text:span><text:span text:style-name="T11">, </text:span><text:span text:style-name="T12">de robot bestaat uit een robotarm en onderstel, deze bestaan uit verschillende </text:span><text:span text:style-name="T13">groepen actuatoren en sensoren</text:span><text:span text:style-name="T12">. Hierdoor is het te complex voor modulair.</text:span></text:p>
      <text:p text:style-name="P1"><text:span text:style-name="T12"/></text:p>
      <text:p text:style-name="P1"><text:span text:style-name="T1">Planning horizon: </text:span><text:span text:style-name="T9">Indefinite stage</text:span><text:span text:style-name="T10">, </text:span><text:span text:style-name="T14">hij plant totdat hij gereedschap heeft gegeven, maar weet niet hoelang dit kan duren.</text:span></text:p>
      <text:p text:style-name="P1"><text:span text:style-name="T14"/></text:p>
      <text:p text:style-name="P1"><text:span text:style-name="T1">Representation: </text:span><text:span text:style-name="T7">Relations</text:span><text:span text:style-name="T15">, </text:span><text:span text:style-name="T16">D</text:span><text:span text:style-name="T14">e robot zelf </text:span><text:span text:style-name="T16">heeft </text:span><text:span text:style-name="T14">veel </text:span><text:span text:style-name="T16">componenten die van elkaar afhangen, zoals actuatoren of combinaties van sensoren.</text:span></text:p>
      <text:p text:style-name="P1"><text:span text:style-name="T16"/></text:p>
      <text:p text:style-name="P1"><text:span text:style-name="T1">Computational limits: </text:span><text:span text:style-name="T7">Bounded rationality</text:span><text:span text:style-name="T15">, </text:span><text:span text:style-name="T18">we zijn gelimiteerd aan tijd, veiligheid, hardware en/of andere factoren.</text:span></text:p>
      <text:p text:style-name="P1"><text:span text:style-name="T18"/></text:p>
      <text:p text:style-name="P6"><text:span text:style-name="T1">Learning: </text:span><text:span text:style-name="T7">Beide, given en learned</text:span><text:span text:style-name="T15">, </text:span><text:span text:style-name="T18">hij leert waar hij continu in de ruimte is en waar de personen om hem heen zijn </text:span><text:span text:style-name="T19">samen met de schroevendraaier</text:span><text:span text:style-name="T18">. Verder moet hij een schroevendraaier kunnen herkennen.</text:span></text:p>
      <text:p text:style-name="P6"><text:span text:style-name="T1"><text:line-break/>Sensing uncertainty: </text:span><text:span text:style-name="T7">Partially observable</text:span><text:span text:style-name="T15">, </text:span><text:span text:style-name="T20">hij weet niet of hij bijvoorbeeld een schroevendraaier of een tang moet pakken, maar ook niet hoever hij moet rijden.</text:span></text:p>
      <text:p text:style-name="P7"><text:span text:style-name="T20">H</text:span><text:span text:style-name="T10">ij kan ook niet alles in zijn omgeving zien, dus als gereedschap verstopt is, kan hij dit niet vinden. </text:span><text:span text:style-name="T21">De muren zijn dus een </text:span><text:span text:style-name="T22">blokkade.</text:span></text:p>
      <text:p text:style-name="P6"><text:span text:style-name="T15"/></text:p>
      <text:p text:style-name="P1"><text:span text:style-name="T1">Effect uncertainty: </text:span><text:span text:style-name="T7">Stochastic</text:span><text:span text:style-name="T15">, </text:span><text:span text:style-name="T23">hij weet niet of hij de schroevendraaier goed opgepakt heeft of de juiste herkent heeft.</text:span></text:p>
      <text:p text:style-name="P1"><text:span text:style-name="T15"/></text:p>
      <text:p text:style-name="P4"><text:span text:style-name="T3">Preference: </text:span><text:span text:style-name="T8">Complex preferences</text:span><text:span text:style-name="T28">, </text:span><text:span text:style-name="T29">hij moet binnen een bepaalde tijd op een veilige manier gereedschap kunnen pakken.</text:span></text:p>
      <text:p text:style-name="P4"><text:span text:style-name="T28"/></text:p>
      <text:p text:style-name="P6"><text:span text:style-name="T1">Number of agents: </text:span><text:span text:style-name="T4">Single agents</text:span><text:span text:style-name="T17">, </text:span><text:span text:style-name="T24">de robot zelf is maar 1, namelijk de combinatie van de arm en het onderstel. Dit wordt door 1 controller bestuurd.</text:span></text:p>
      <text:p text:style-name="P6"><text:span text:style-name="T1"><text:line-break/>Interaction: </text:span><text:span text:style-name="T5">Online reasoning</text:span><text:span text:style-name="T17">, </text:span><text:span text:style-name="T25">niks kan van tevoren gecodeerd worden, hij moet alles uit zijn vergaarde informatie halen.</text:span></text:p>
      <text:p text:style-name="P6"><text:span text:style-name="T17"/></text:p>
      <text:p text:style-name="P6"><text:span text:style-name="T17"/></text:p>
      <text:p text:style-name="P6"><text:span text:style-name="T17"/></text:p>
      <text:p text:style-name="P13"><text:span text:style-name="T17">S</text:span><text:span text:style-name="T10">oorten real-time</text:span></text:p>
      <text:p text:style-name="P8"><text:span text:style-name="T30">Hard</text:span><text:span text:style-name="T10">: Zoals belasting betalen, total system failure wanneer de deadline gemist wordt.<text:line-break/></text:span><text:span text:style-name="T30">Soft</text:span><text:span text:style-name="T10">: Als de deadline niet gehaald wordt, is er een system failure, maar de quality of service wordt wel minder. Wordt deze zo erg verminderd, dan is het alsnog een total system failure.</text:span></text:p>
      <text:p text:style-name="P8"><text:span text:style-name="T10"/></text:p>
      <text:p text:style-name="P9"><text:soft-page-break/><text:span text:style-name="T30">Hard</text:span><text:span text:style-name="T10"> realtime is makkelijker te programmeren, omdat het erg binair is. Hij doet het of hij doet het niet. Het gebrek aan keuze maakt het makkelijker om te ontwikkelen.</text:span></text:p>
      <text:p text:style-name="P10"><text:span text:style-name="T10">Ook is het duurder om de hardware aan te schaffen en om te ontwikkelen.</text:span></text:p>
      <text:p text:style-name="P9"><text:span text:style-name="T10"/></text:p>
      <text:p text:style-name="P9"><text:span text:style-name="T30">Soft</text:span><text:span text:style-name="T10"> realtime moet je nog een keuze maken, </text:span><text:span text:style-name="T26">dus je moet dan ergens een zwak punt maken en niet iedereen kan het daar mee eens zijn.</text:span></text:p>
      <text:p text:style-name="P11"><text:span text:style-name="T26">Ook is het </text:span><text:span text:style-name="T27">goedkoper </text:span><text:span text:style-name="T26">om de hardware aan te schaffen en om te ontwikkelen.</text:span></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9"><text:span text:style-name="T26"/></text:p>
      <text:p text:style-name="P9"><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4T08:47:06.258496443</meta:creation-date>
    <dc:date>2024-09-04T15:54:16.144359078</dc:date>
    <meta:editing-duration>PT1H52M4S</meta:editing-duration>
    <meta:editing-cycles>23</meta:editing-cycles>
    <meta:generator>LibreOffice/24.2.5.2$Linux_X86_64 LibreOffice_project/420$Build-2</meta:generator>
    <meta:document-statistic meta:table-count="0" meta:image-count="0" meta:object-count="0" meta:page-count="2" meta:paragraph-count="18" meta:word-count="377" meta:character-count="2363" meta:non-whitespace-character-count="2002"/>
  </office:meta>
</office:document-meta>
</file>